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in"/>
    </style:style>
    <style:style style:name="co3" style:family="table-column">
      <style:table-column-properties fo:break-before="auto" style:column-width="3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5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s</text:p>
          </table:table-cell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p_1</text:p>
          </table:table-cell>
          <table:table-cell office:value-type="string" calcext:value-type="string">
            <text:p>initialization: random uniform between (-1, 1)</text:p>
            <text:p>Mutation prob: 0.05 and only reset mutation</text:p>
            <text:p>Max movements: 1000</text:p>
            <text:p>Population size: 100</text:p>
            <text:p>Elitism perc: 0.1</text:p>
            <text:p>Selection probability: log2 based on the position</text:p>
            <text:p>Crossover: without the possibility that parents go unchanged into the new generation</text:p>
            <text:p>Crossover: n point swap or n point average (50% for each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p_2</text:p>
          </table:table-cell>
          <table:table-cell office:value-type="string" calcext:value-type="string">
            <text:p>initialization: random uniform between (-1, 1)</text:p>
            <text:p>Mutation prob: 0.05 and only reset mutation</text:p>
            <text:p>Max movements: 1000</text:p>
            <text:p>Population size: 100</text:p>
            <text:p>Elitism perc: 0.1</text:p>
            <text:p>Selection probability: log2(population_size – position) *(population_size – position)</text:p>
            <text:p>Crossover: without the possibility that parents go unchanged into the new generation</text:p>
            <text:p>Crossover: n point swap or n point average (50% for each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p_3</text:p>
          </table:table-cell>
          <table:table-cell office:value-type="string" calcext:value-type="string">
            <text:p>initialization: random uniform between (-1, 1)</text:p>
            <text:p>Mutation prob: 0.05 and only reset mutation</text:p>
            <text:p>Max movements: no limit</text:p>
            <text:p>Population size: 100</text:p>
            <text:p>Elitism perc: 0.1</text:p>
            <text:p>Selection probability: log2(population_size – position) *(population_size – position)</text:p>
            <text:p>Crossover: without the possibility that parents go unchanged into the new generation</text:p>
            <text:p>Crossover: n point swap or n point average (50% for each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16:13:10.515047523</meta:creation-date>
    <dc:date>2023-01-31T17:38:35.873945713</dc:date>
    <meta:editing-duration>PT10H40S</meta:editing-duration>
    <meta:editing-cycles>11</meta:editing-cycles>
    <meta:generator>LibreOffice/7.3.7.2$Linux_X86_64 LibreOffice_project/30$Build-2</meta:generator>
    <meta:document-statistic meta:table-count="1" meta:cell-count="8" meta:object-count="0"/>
  </office:meta>
</office:document-meta>
</file>